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list-style-name="L1">
      <style:graphic-properties draw:stroke="solid" svg:stroke-width="0.03cm" svg:stroke-color="#000000" draw:marker-start-width="0.3cm" draw:marker-start-center="false" draw:marker-end-width="0.3cm" draw:marker-end-center="false" draw:fill="solid" draw:fill-color="#00b8ff" draw:textarea-horizontal-align="center" draw:textarea-vertical-align="middle" fo:padding-top="0.015cm" fo:padding-bottom="0.015cm" fo:padding-left="0.015cm" fo:padding-right="0.015cm" draw:shadow="hidden" draw:shadow-offset-x="0.3cm" draw:shadow-offset-y="0.3cm" draw:shadow-color="#808080"/>
    </style:style>
    <style:style style:name="gr2" style:family="graphic" style:parent-style-name="standard" style:list-style-name="L1">
      <style:graphic-properties draw:stroke="solid" svg:stroke-width="0.03cm" svg:stroke-color="#000000" draw:marker-start-width="0.3cm" draw:marker-start-center="false" draw:marker-end-width="0.3cm" draw:marker-end-center="false" draw:fill="solid" draw:fill-color="#00b8ff" draw:textarea-horizontal-align="center" draw:textarea-vertical-align="middle" fo:padding-top="0.015cm" fo:padding-bottom="0.015cm" fo:padding-left="0.015cm" fo:padding-right="0.015cm" draw:shadow="hidden" draw:shadow-offset-x="0.3cm" draw:shadow-offset-y="0.3cm" draw:shadow-color="#808080"/>
    </style:style>
    <style:style style:name="gr3" style:family="graphic" style:parent-style-name="standard" style:list-style-name="L1">
      <style:graphic-properties draw:stroke="solid" svg:stroke-width="0.03cm" svg:stroke-color="#000000" draw:marker-start-width="0.3cm" draw:marker-start-center="false" draw:marker-end-width="0.3cm" draw:marker-end-center="false" draw:fill="solid" draw:fill-color="#00b8ff" draw:textarea-horizontal-align="center" draw:textarea-vertical-align="middle" fo:padding-top="0.015cm" fo:padding-bottom="0.015cm" fo:padding-left="0.015cm" fo:padding-right="0.015cm" draw:shadow="hidden" draw:shadow-offset-x="0.3cm" draw:shadow-offset-y="0.3cm" draw:shadow-color="#808080"/>
    </style:style>
    <style:style style:name="gr4" style:family="graphic" style:parent-style-name="standard" style:list-style-name="L1">
      <style:graphic-properties draw:stroke="solid" svg:stroke-width="0.03cm" svg:stroke-color="#000000" draw:marker-start-width="0.3cm" draw:marker-start-center="false" draw:marker-end-width="0.3cm" draw:marker-end-center="false" draw:fill="solid" draw:fill-color="#00b8ff" draw:textarea-horizontal-align="center" draw:textarea-vertical-align="middle" fo:padding-top="0.015cm" fo:padding-bottom="0.015cm" fo:padding-left="0.015cm" fo:padding-right="0.015cm" draw:shadow="hidden" draw:shadow-offset-x="0.3cm" draw:shadow-offset-y="0.3cm" draw:shadow-color="#808080"/>
    </style:style>
    <style:style style:name="gr5" style:family="graphic" style:parent-style-name="standard" style:list-style-name="L1">
      <style:graphic-properties draw:stroke="solid" svg:stroke-width="0.025cm" svg:stroke-color="#000000" draw:marker-start-width="0.3cm" draw:marker-start-center="false" draw:marker-end-width="0.3cm" draw:marker-end-center="false" draw:fill="none" draw:fill-color="#00b8ff" draw:textarea-horizontal-align="center" draw:textarea-vertical-align="middle" fo:padding-top="0.012cm" fo:padding-bottom="0.012cm" fo:padding-left="0.012cm" fo:padding-right="0.012cm" draw:shadow="hidden" draw:shadow-offset-x="0.3cm" draw:shadow-offset-y="0.3cm" draw:shadow-color="#808080"/>
    </style:style>
    <style:style style:name="gr6" style:family="graphic" style:parent-style-name="standard" style:list-style-name="L1">
      <style:graphic-properties draw:stroke="solid" svg:stroke-width="0.025cm" svg:stroke-color="#000000" draw:marker-start-width="0.3cm" draw:marker-start-center="false" draw:marker-end-width="0.3cm" draw:marker-end-center="false" draw:fill="solid" draw:fill-color="#00b8ff" draw:textarea-horizontal-align="center" draw:textarea-vertical-align="middle" fo:padding-top="0.012cm" fo:padding-bottom="0.012cm" fo:padding-left="0.012cm" fo:padding-right="0.012cm" draw:shadow="hidden" draw:shadow-offset-x="0.3cm" draw:shadow-offset-y="0.3cm" draw:shadow-color="#808080"/>
    </style:style>
    <style:style style:name="gr7" style:family="graphic" style:parent-style-name="standard" style:list-style-name="L1">
      <style:graphic-properties draw:stroke="solid" svg:stroke-width="0.025cm" svg:stroke-color="#000000" draw:marker-start-width="0.3cm" draw:marker-start-center="false" draw:marker-end-width="0.3cm" draw:marker-end-center="false" draw:fill="solid" draw:fill-color="#00b8ff" draw:textarea-horizontal-align="center" draw:textarea-vertical-align="middle" fo:padding-top="0.012cm" fo:padding-bottom="0.012cm" fo:padding-left="0.012cm" fo:padding-right="0.012cm" draw:shadow="hidden" draw:shadow-offset-x="0.3cm" draw:shadow-offset-y="0.3cm" draw:shadow-color="#808080"/>
    </style:style>
    <style:style style:name="gr8" style:family="graphic">
      <style:graphic-properties style:protect="size"/>
    </style:style>
    <style:style style:name="gr9" style:family="graphic" style:parent-style-name="standard" style:list-style-name="L1">
      <style:graphic-properties draw:stroke="solid" draw:stroke-dash="Dash_20_1" svg:stroke-width="0.03cm" svg:stroke-color="#000000" draw:marker-start="" draw:marker-start-width="0.36cm" draw:marker-start-center="false" draw:marker-end="" draw:marker-end-width="0.36cm" draw:marker-end-center="false" draw:fill="none" draw:fill-color="#99ccff" draw:fill-gradient-name="Gradient_20_7" draw:fill-hatch-name="Hatch_20_1" draw:fill-image-name="Bitmape_20_1" draw:fill-image-width="0cm" draw:fill-image-height="0cm" draw:textarea-horizontal-align="center" draw:textarea-vertical-align="middle" fo:padding-top="0.14cm" fo:padding-bottom="0.14cm" fo:padding-left="0.265cm" fo:padding-right="0.265cm" draw:shadow="hidden" draw:shadow-offset-x="0.3cm" draw:shadow-offset-y="0.3cm" draw:shadow-color="#808080"/>
    </style:style>
    <style:style style:name="gr10" style:family="graphic" style:parent-style-name="standard" style:list-style-name="L1">
      <style:graphic-properties draw:stroke="solid" draw:stroke-dash="Dash_20_1" svg:stroke-width="0.03cm" svg:stroke-color="#000000" draw:marker-start="" draw:marker-start-width="0.35cm" draw:marker-start-center="false" draw:marker-end="" draw:marker-end-width="0.35cm" draw:marker-end-center="false" draw:fill="none" draw:fill-color="#99ccff" draw:fill-gradient-name="Gradient_20_7" draw:fill-hatch-name="Hatch_20_1" draw:fill-image-name="Bitmape_20_1" draw:fill-image-width="0cm" draw:fill-image-height="0cm" draw:textarea-vertical-align="middle" draw:auto-grow-height="false" fo:min-height="0.749cm" fo:min-width="0.499cm" fo:padding-top="0.14cm" fo:padding-bottom="0.14cm" fo:padding-left="0.265cm" fo:padding-right="0.265cm" draw:shadow="hidden" draw:shadow-offset-x="0.3cm" draw:shadow-offset-y="0.3cm" draw:shadow-color="#808080"/>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ole-draw-aspect="1" style:protect="size"/>
    </style:style>
    <style:style style:name="gr13" style:family="graphic" style:parent-style-name="standard">
      <style:graphic-properties draw:marker-end="Arrow" draw:marker-end-width="0.102cm" draw:textarea-horizontal-align="center" draw:textarea-vertical-align="middle"/>
    </style:style>
    <style:style style:name="P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12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3"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lue-point draw:id="4" svg:x="-5cm" svg:y="5.75cm"/>
          <draw:glue-point draw:id="5" svg:x="5cm" svg:y="5cm"/>
          <draw:ellipse draw:style-name="gr1" draw:text-style-name="P1" draw:layer="layout" svg:width="0.4cm" svg:height="0.311cm" draw:transform="rotate (1.5707963267946) translate (4.932cm 1.664cm)" draw:kind="arc" draw:start-angle="270" draw:end-angle="90">
            <text:p/>
          </draw:ellipse>
          <draw:ellipse draw:style-name="gr2" draw:text-style-name="P1" draw:layer="layout" svg:width="0.4cm" svg:height="0.311cm" draw:transform="rotate (1.5707963267946) translate (5.265cm 1.664cm)" draw:kind="arc" draw:start-angle="270" draw:end-angle="90">
            <text:p/>
          </draw:ellipse>
          <draw:ellipse draw:style-name="gr3" draw:text-style-name="P1" draw:layer="layout" svg:width="0.4cm" svg:height="0.311cm" draw:transform="rotate (1.5707963267946) translate (4.607cm 1.664cm)" draw:kind="arc" draw:start-angle="270" draw:end-angle="90">
            <text:p/>
          </draw:ellipse>
          <draw:ellipse draw:style-name="gr4" draw:text-style-name="P1" draw:layer="layout" svg:width="0.4cm" svg:height="0.311cm" draw:transform="rotate (1.5707963267946) translate (4.277cm 1.664cm)" draw:kind="arc" draw:start-angle="270" draw:end-angle="90">
            <text:p/>
          </draw:ellipse>
        </draw:g>
        <draw:g>
          <draw:rect draw:style-name="gr5" draw:text-style-name="P1" draw:layer="layout" svg:width="0.224cm" svg:height="0.506cm" draw:transform="rotate (1.5707963267946) translate (2.816cm 1.569cm)">
            <text:p/>
          </draw:rect>
          <draw:line draw:style-name="gr6" draw:text-style-name="P1" draw:layer="layout" svg:x1="3.314cm" svg:y1="1.457cm" svg:x2="3.463cm" svg:y2="1.457cm">
            <text:p/>
          </draw:line>
          <draw:line draw:style-name="gr7" draw:text-style-name="P1" draw:layer="layout" svg:x1="2.662cm" svg:y1="1.457cm" svg:x2="2.813cm" svg:y2="1.457cm">
            <text:p/>
          </draw:line>
        </draw:g>
        <draw:g draw:name="GBF sinus" draw:style-name="gr8">
          <draw:polyline draw:style-name="gr9" draw:text-style-name="P2" draw:layer="layout" svg:width="0.548cm" svg:height="0.404cm" svg:x="1.764cm" svg:y="2.061cm" svg:viewBox="0 0 549 405" draw:points="0,203 0,201 1,200 1,198 2,197 3,196 3,195 3,194 4,192 5,191 5,190 6,189 6,187 7,186 7,184 8,184 9,182 9,181 9,180 10,179 11,177 11,176 12,174 12,173 13,172 13,171 14,169 15,168 15,167 15,166 17,164 17,163 17,162 18,161 19,160 19,158 19,157 20,156 21,155 21,153 21,152 23,151 23,150 23,148 24,147 25,146 25,145 25,143 26,142 27,141 27,140 28,139 29,137 29,136 29,135 30,134 30,133 31,132 32,130 32,129 33,128 34,127 34,126 34,124 35,123 36,122 36,121 36,119 37,118 38,117 38,116 39,115 40,114 40,113 40,112 41,111 42,109 42,108 42,107 44,106 44,105 44,104 45,103 46,101 46,100 46,100 47,98 48,97 48,96 48,95 50,94 50,93 50,92 51,91 52,90 52,88 52,87 53,87 54,85 54,84 55,83 56,82 56,81 56,80 57,79 58,79 58,77 58,77 59,75 60,74 60,73 61,72 62,71 62,70 62,70 63,69 64,67 64,67 64,66 65,65 66,64 66,63 67,62 67,61 68,60 68,59 69,58 70,58 70,56 70,56 71,55 72,54 72,53 73,52 73,51 74,51 74,50 75,49 76,48 76,47 76,46 77,46 78,45 78,44 79,43 79,43 80,41 80,41 81,40 82,39 82,38 82,38 83,37 84,36 84,36 84,35 86,34 86,33 86,33 87,32 88,32 88,31 88,30 89,30 90,28 90,28 90,27 92,27 92,26 93,25 93,25 94,24 95,23 95,23 95,22 96,22 97,22 97,21 98,20 98,20 99,19 99,19 100,18 100,17 101,17 101,16 102,16 103,15 103,15 104,14 104,14 105,14 105,13 106,12 106,12 107,12 107,12 108,11 109,11 109,11 110,10 110,9 111,9 111,9 112,8 113,8 113,7 114,7 114,7 115,7 115,6 115,6 116,6 117,6 117,5 117,5 119,4 119,4 119,4 120,4 121,4 121,3 121,3 122,3 123,2 123,2 124,2 125,2 125,2 125,2 126,1 127,1 127,1 128,1 128,1 129,1 129,1 130,1 131,0 131,0 131,0 132,0 133,0 133,0 134,0 134,0 135,0 135,0 136,0 137,0 137,0 137,0 138,0 139,0 139,0 140,0 141,0 141,0 141,0 142,0 143,0 143,0 143,0 144,1 145,1 145,1 145,1 147,1 147,1 147,1 148,1 148,2 149,2 149,2 150,2 151,2 151,2 151,3 152,3 153,3 154,4 154,4 155,4 155,4 156,4 156,5 157,5 158,6 158,6 158,6 159,6 160,7 160,7 161,7 161,7 162,8 162,8 163,9 164,9 164,9 164,10 165,11 166,11 166,11 167,12 168,12 168,12 168,12 169,13 170,14 170,14 170,14 171,15 172,15 172,16 173,16 174,17 174,17 174,18 175,19 176,19 176,20 176,20 177,21 178,22 178,22 179,22 180,23 180,23 180,24 181,25 182,25 182,26 183,27 183,27 184,28 184,28 185,30 185,30 186,31 186,32 187,32 188,33 188,33 189,34 189,35 190,36 190,36 191,37 191,38 192,38 192,39 193,40 194,41 194,41 195,43 195,43 196,44 196,45 197,46 197,46 198,47 198,48 199,49 200,50 200,51 200,51 201,52 202,53 202,54 203,55 203,56 204,56 204,58 205,58 206,59 206,60 206,61 207,62 208,63 208,64 209,65 210,66 210,67 210,67 211,69 212,70 212,70 212,71 213,72 214,73 215,74 215,75 216,77 216,77 217,79 217,79 218,80 218,81 219,82 219,83 220,84 221,85 221,87 222,87 222,88 223,90 223,91 224,92 224,93 225,94 225,95 226,96 227,97 227,98 228,100 228,100 229,101 229,103 230,104 230,105 231,106 231,107 232,108 233,109 233,111 233,112 234,113 235,114 235,115 236,116 237,117 237,118 237,119 238,121 239,122 239,123 239,124 240,126 241,127 241,128 242,129 243,130 243,132 243,133 244,134 245,135 245,136 245,137 246,139 247,140 247,141 248,142 249,143 249,145 249,146 250,147 251,148 251,150 252,151 252,152 253,153 253,155 254,156 255,157 255,158 255,160 256,161 257,162 257,163 258,164 258,166 259,167 259,168 260,169 261,171 261,172 261,173 262,174 263,176 263,177 264,179 264,180 265,181 265,182 266,184 266,184 267,186 267,187 268,189 269,190 269,191 270,192 270,194 271,195 271,196 272,197 272,198 273,200 273,201 274,203 275,203 276,205 276,207 276,207 277,209 278,210 278,211 279,213 280,214 280,215 280,216 281,218 282,219 282,220 282,221 283,223 284,224 284,225 285,226 286,228 286,229 286,230 287,232 288,233 288,234 288,236 289,237 290,238 290,239 291,241 292,242 292,243 292,244 293,245 294,247 294,248 294,249 296,250 296,252 296,253 297,254 298,255 298,257 298,258 299,258 300,260 300,262 300,263 301,264 302,265 302,266 303,268 304,268 304,270 304,271 305,272 306,273 306,275 306,276 307,277 308,278 308,279 309,281 309,282 310,283 310,284 311,286 312,286 312,288 313,289 313,290 314,291 314,292 315,293 315,294 316,296 316,297 317,298 318,299 318,300 318,301 319,302 320,304 320,305 321,305 321,307 322,308 322,309 323,310 324,311 324,312 324,313 325,314 326,315 326,316 327,317 327,318 328,319 328,320 329,322 330,323 330,323 330,325 331,325 332,326 332,328 333,328 333,330 334,330 334,331 335,333 336,333 337,335 337,335 338,336 338,337 339,338 339,339 340,340 340,341 341,342 341,343 342,344 343,344 343,346 344,346 344,347 345,348 345,349 346,350 346,351 347,352 347,352 348,353 349,354 349,355 350,356 350,357 351,358 351,359 351,359 352,360 353,360 353,362 354,362 355,364 355,364 355,365 356,365 357,366 357,367 357,367 358,369 359,369 359,370 360,370 361,371 361,372 361,373 362,373 363,374 363,375 363,375 365,376 365,377 365,377 366,378 367,378 367,379 367,380 368,380 369,381 369,382 369,382 371,383 371,383 371,384 372,385 373,385 373,385 373,386 374,386 375,387 375,388 376,388 377,389 377,389 377,390 378,390 379,391 379,391 379,391 380,392 381,393 381,393 382,393 383,394 383,394 383,394 384,395 385,396 385,396 385,396 386,396 387,397 387,397 388,398 388,398 389,398 389,399 390,399 391,399 391,399 391,399 392,400 393,400 393,401 394,401 394,401 395,401 395,401 396,401 397,402 398,403 398,403 398,403 399,403 400,403 400,403 400,403 401,404 402,404 402,404 403,404 404,404 404,404 404,404 405,404 406,404 406,404 407,404 407,404 408,405 408,405 409,405 410,405 410,405 410,405 411,405 412,405 412,405 413,405 413,405 414,405 414,405 415,405 416,405 416,404 416,404 417,404 418,404 418,404 419,404 419,404 420,404 420,404 421,404 421,404 422,404 422,403 423,403 424,403 424,403 425,403 425,403 426,403 426,402 427,401 427,401 428,401 428,401 429,401 430,401 430,400 431,400 431,399 432,399 432,399 433,399 434,399 434,398 434,398 435,398 436,397 436,397 436,396 437,396 438,396 438,396 438,395 440,394 440,394 440,394 441,393 442,393 442,393 443,392 443,391 444,391 444,391 445,390 446,390 446,389 446,389 447,388 448,388 448,387 449,386 449,386 450,385 450,385 451,385 452,384 452,383 452,383 453,382 454,382 454,381 455,380 455,380 456,379 456,378 457,378 458,377 458,377 459,376 459,375 460,375 461,374 461,373 462,373 462,372 463,371 463,370 464,370 464,369 465,369 465,367 466,367 467,366 467,365 468,365 468,364 469,364 469,362 470,362 470,360 471,360 471,359 472,359 473,358 473,357 473,356 474,355 475,354 475,353 476,352 476,352 477,351 477,350 478,349 479,348 479,347 479,346 480,346 481,344 481,344 482,343 482,342 483,341 483,340 484,339 485,338 485,337 485,336 486,335 487,335 487,333 488,333 489,331 489,330 489,330 490,328 491,328 491,326 491,325 492,325 493,323 493,323 494,322 495,320 495,319 495,318 496,317 497,316 497,315 497,314 498,313 499,312 499,311 500,310 501,309 501,308 501,307 502,305 503,305 503,304 504,302 504,301 505,300 505,299 506,298 506,297 507,296 507,294 508,293 509,292 509,291 510,290 510,289 511,288 511,286 512,286 512,284 513,283 513,282 514,281 515,279 515,278 516,277 516,276 517,275 517,273 518,272 518,271 520,270 520,268 520,268 521,266 522,265 522,264 522,263 523,262 524,260 524,258 524,258 526,257 526,255 526,254 527,253 528,252 528,250 528,249 529,248 530,247 530,245 531,244 532,243 532,242 532,241 533,239 534,238 534,237 534,236 535,234 536,233 536,232 537,230 537,229 538,228 538,226 539,225 539,224 540,223 540,221 541,220 542,219 542,218 543,216 543,215 544,214 544,213 545,211 545,210 546,209 546,207 547,207 548,205 548,203 549,203">
            <text:p/>
          </draw:polyline>
          <draw:custom-shape draw:style-name="gr10" draw:text-style-name="P2" draw:layer="layout" svg:width="0.8cm" svg:height="0.8cm" svg:x="1.646cm" svg:y="1.86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1" draw:text-style-name="P3" draw:layer="layout" svg:x1="2.675cm" svg:y1="1.458cm" svg:x2="2.049cm" svg:y2="1.457cm">
          <text:p/>
        </draw:line>
        <draw:line draw:style-name="gr11" draw:text-style-name="P3" draw:layer="layout" svg:x1="2.041cm" svg:y1="1.852cm" svg:x2="2.041cm" svg:y2="1.453cm">
          <text:p/>
        </draw:line>
        <draw:line draw:style-name="gr11" draw:text-style-name="P3" draw:layer="layout" svg:x1="3.462cm" svg:y1="1.457cm" svg:x2="4.278cm" svg:y2="1.457cm">
          <text:p/>
        </draw:line>
        <draw:line draw:style-name="gr11" draw:text-style-name="P3" draw:layer="layout" svg:x1="2.097cm" svg:y1="3.067cm" svg:x2="2.097cm" svg:y2="2.668cm">
          <text:p/>
        </draw:line>
        <draw:line draw:style-name="gr11" draw:text-style-name="P3" draw:layer="layout" svg:x1="2.083cm" svg:y1="3.062cm" svg:x2="6.488cm" svg:y2="3.062cm">
          <text:p/>
        </draw:line>
        <draw:line draw:style-name="gr11" draw:text-style-name="P3" draw:layer="layout" svg:x1="5.569cm" svg:y1="1.461cm" svg:x2="6.457cm" svg:y2="1.461cm">
          <text:p/>
        </draw:line>
        <draw:frame draw:style-name="gr12" draw:layer="layout" svg:width="0.624cm" svg:height="0.529cm" svg:x="2.439cm" svg:y="1.876cm">
          <draw:object xlink:href="./Object 1" xlink:type="simple" xlink:show="embed" xlink:actuate="onLoad"/>
          <draw:image xlink:href="./ObjectReplacements/Object 1" xlink:type="simple" xlink:show="embed" xlink:actuate="onLoad"/>
        </draw:frame>
        <draw:frame draw:style-name="gr12" draw:layer="layout" svg:width="0.538cm" svg:height="0.469cm" svg:x="2.348cm" svg:y="1.502cm">
          <draw:object xlink:href="./Object 2" xlink:type="simple" xlink:show="embed" xlink:actuate="onLoad"/>
          <draw:image xlink:href="./ObjectReplacements/Object 2" xlink:type="simple" xlink:show="embed" xlink:actuate="onLoad"/>
        </draw:frame>
        <draw:frame draw:style-name="gr12" draw:layer="layout" svg:width="0.538cm" svg:height="0.469cm" svg:x="2.378cm" svg:y="2.384cm">
          <draw:object xlink:href="./Object 3" xlink:type="simple" xlink:show="embed" xlink:actuate="onLoad"/>
          <draw:image xlink:href="./ObjectReplacements/Object 3" xlink:type="simple" xlink:show="embed" xlink:actuate="onLoad"/>
        </draw:frame>
        <draw:frame draw:style-name="gr12" draw:layer="layout" svg:width="0.638cm" svg:height="0.529cm" svg:x="2.737cm" svg:y="0.696cm">
          <draw:object xlink:href="./Object 4" xlink:type="simple" xlink:show="embed" xlink:actuate="onLoad"/>
          <draw:image xlink:href="./ObjectReplacements/Object 4" xlink:type="simple" xlink:show="embed" xlink:actuate="onLoad"/>
        </draw:frame>
        <draw:frame draw:style-name="gr12" draw:layer="layout" svg:width="0.598cm" svg:height="0.529cm" svg:x="4.471cm" svg:y="0.651cm">
          <draw:object xlink:href="./Object 5" xlink:type="simple" xlink:show="embed" xlink:actuate="onLoad"/>
          <draw:image xlink:href="./ObjectReplacements/Object 5" xlink:type="simple" xlink:show="embed" xlink:actuate="onLoad"/>
        </draw:frame>
        <draw:frame draw:style-name="gr12" draw:layer="layout" svg:width="0.562cm" svg:height="0.529cm" svg:x="6.138cm" svg:y="1.972cm">
          <draw:object xlink:href="./Object 6" xlink:type="simple" xlink:show="embed" xlink:actuate="onLoad"/>
          <draw:image xlink:href="./ObjectReplacements/Object 6" xlink:type="simple" xlink:show="embed" xlink:actuate="onLoad"/>
        </draw:frame>
        <draw:frame draw:style-name="gr12" draw:layer="layout" svg:width="0.538cm" svg:height="0.469cm" svg:x="6.123cm" svg:y="1.568cm">
          <draw:object xlink:href="./Object 7" xlink:type="simple" xlink:show="embed" xlink:actuate="onLoad"/>
          <draw:image xlink:href="./ObjectReplacements/Object 7" xlink:type="simple" xlink:show="embed" xlink:actuate="onLoad"/>
        </draw:frame>
        <draw:frame draw:style-name="gr12" draw:layer="layout" svg:width="0.538cm" svg:height="0.469cm" svg:x="6.123cm" svg:y="2.494cm">
          <draw:object xlink:href="./Object 8" xlink:type="simple" xlink:show="embed" xlink:actuate="onLoad"/>
          <draw:image xlink:href="./ObjectReplacements/Object 8" xlink:type="simple" xlink:show="embed" xlink:actuate="onLoad"/>
        </draw:frame>
        <draw:line draw:style-name="gr13" draw:text-style-name="P3" draw:layer="layout" svg:x1="4.161cm" svg:y1="1.66cm" svg:x2="5.865cm" svg:y2="1.66cm">
          <text:p/>
        </draw:line>
        <draw:frame draw:style-name="gr12" draw:layer="layout" svg:width="0.481cm" svg:height="0.529cm" svg:x="4.771cm" svg:y="1.664cm">
          <draw:object xlink:href="./Object 9" xlink:type="simple" xlink:show="embed" xlink:actuate="onLoad"/>
          <draw:image xlink:href="./ObjectReplacements/Object 9"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dc:date>2011-06-23T13:24:39</dc:date>
    <dc:creator>khalid khan</dc:creator>
    <meta:editing-duration>PT00H01M53S</meta:editing-duration>
    <meta:editing-cycles>1</meta:editing-cycles>
    <meta:document-statistic meta:object-count="28"/>
  </office:meta>
</office:document-meta>
</file>

<file path=Object 1/content.xml><?xml version="1.0" encoding="utf-8"?>
<!DOCTYPE math  PUBLIC '-//OpenOffice.org//DTD Modified W3C MathML 1.01//EN'  'math.dtd'>
<math:math xmlns:math="http://www.w3.org/1998/Math/MathML">
  <math:semantics>
    <math:msub>
      <math:mi>e</math:mi>
      <math:mi math:fontstyle="italic">af</math:mi>
    </math:msub>
    <math:annotation math:encoding="StarMath 5.0">e_af</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row>
    <math:annotation math:encoding="StarMath 5.0">+{}</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row>
    <math:annotation math:encoding="StarMath 5.0">-{}</math:annotation>
  </math:semantics>
</math:math>
</file>

<file path=Object 4/content.xml><?xml version="1.0" encoding="utf-8"?>
<!DOCTYPE math  PUBLIC '-//OpenOffice.org//DTD Modified W3C MathML 1.01//EN'  'math.dtd'>
<math:math xmlns:math="http://www.w3.org/1998/Math/MathML">
  <math:semantics>
    <math:msub>
      <math:mi>R</math:mi>
      <math:mi>a</math:mi>
    </math:msub>
    <math:annotation math:encoding="StarMath 5.0">R_a</math:annotation>
  </math:semantics>
</math:math>
</file>

<file path=Object 5/content.xml><?xml version="1.0" encoding="utf-8"?>
<!DOCTYPE math  PUBLIC '-//OpenOffice.org//DTD Modified W3C MathML 1.01//EN'  'math.dtd'>
<math:math xmlns:math="http://www.w3.org/1998/Math/MathML">
  <math:semantics>
    <math:msub>
      <math:mi>L</math:mi>
      <math:mi>s</math:mi>
    </math:msub>
    <math:annotation math:encoding="StarMath 5.0">L_s</math:annotation>
  </math:semantics>
</math:math>
</file>

<file path=Object 6/content.xml><?xml version="1.0" encoding="utf-8"?>
<!DOCTYPE math  PUBLIC '-//OpenOffice.org//DTD Modified W3C MathML 1.01//EN'  'math.dtd'>
<math:math xmlns:math="http://www.w3.org/1998/Math/MathML">
  <math:semantics>
    <math:msub>
      <math:mi>v</math:mi>
      <math:mi>a</math:mi>
    </math:msub>
    <math:annotation math:encoding="StarMath 5.0">v_a</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row>
    <math:annotation math:encoding="StarMath 5.0">+{}</math:annotation>
  </math:semantics>
</math:math>
</file>

<file path=Object 8/content.xml><?xml version="1.0" encoding="utf-8"?>
<!DOCTYPE math  PUBLIC '-//OpenOffice.org//DTD Modified W3C MathML 1.01//EN'  'math.dtd'>
<math:math xmlns:math="http://www.w3.org/1998/Math/MathML">
  <math:semantics>
    <math:mrow>
      <math:mo math:stretchy="false">−</math:mo>
      <math:mrow/>
    </math:mrow>
    <math:annotation math:encoding="StarMath 5.0">-{}</math:annotation>
  </math:semantics>
</math:math>
</file>

<file path=Object 9/content.xml><?xml version="1.0" encoding="utf-8"?>
<!DOCTYPE math  PUBLIC '-//OpenOffice.org//DTD Modified W3C MathML 1.01//EN'  'math.dtd'>
<math:math xmlns:math="http://www.w3.org/1998/Math/MathML">
  <math:semantics>
    <math:msub>
      <math:mi>i</math:mi>
      <math:mi>a</math:mi>
    </math:msub>
    <math:annotation math:encoding="StarMath 5.0">i_a</math:annotation>
  </math:semantics>
</math:math>
</file>